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ýchodzie-title">
      <style:graphic-properties fo:min-height="3.506cm"/>
    </style:style>
    <style:style style:name="pr2" style:family="presentation" style:parent-style-name="Východzie-subtitle">
      <style:graphic-properties draw:fill-color="#ffffff" fo:min-height="12.179cm"/>
    </style:style>
    <style:style style:name="pr3" style:family="presentation" style:parent-style-name="Východzie-notes">
      <style:graphic-properties draw:fill-color="#ffffff" fo:min-height="13.364cm"/>
    </style:style>
    <style:style style:name="pr4" style:family="presentation" style:parent-style-name="Východzie-outline1">
      <style:graphic-properties fo:min-height="11.93cm"/>
    </style:style>
    <style:style style:name="pr5" style:family="presentation" style:parent-style-name="Východzie-outline1">
      <style:graphic-properties fo:min-height="11.929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dzi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tools</text:p>
          </draw:text-box>
        </draw:frame>
        <draw:frame presentation:style-name="pr2" draw:layer="layout" svg:width="24.639cm" svg:height="12.179cm" svg:x="1.4cm" svg:y="4.914cm" presentation:class="subtitle">
          <draw:text-box>
            <text:p>Autor: Martin Habovštiak</text:p>
            <text:p>&lt;<text:a xlink:href="mailto:martin.habovstiak@gmail.com" xlink:type="simple">martin.habovstiak@gmail.com</text:a>&gt;</text:p>
            <text:p><text:a xlink:href="https://github.com/Kixunil" xlink:type="simple">https://github.com/Kixunil</text:a></text:p>
            <text:p>@Kixuni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dzie" presentation:presentation-page-layout-name="AL2T1">
        <draw:frame presentation:style-name="pr1" draw:layer="layout" svg:width="25.199cm" svg:height="3.506cm" svg:x="1.4cm" svg:y="0.837cm" presentation:class="title">
          <draw:text-box>
            <text:p>Príklady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http://github.com/Kixunil/Autotools-examp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dzie" presentation:presentation-page-layout-name="AL2T1">
        <draw:frame presentation:style-name="pr1" draw:layer="layout" svg:width="25.199cm" svg:height="3.506cm" svg:x="1.4cm" svg:y="0.837cm" presentation:class="title">
          <draw:text-box>
            <text:p>Mak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Zdroje (súbory použité na vytváranie cieľov)</text:p>
              </text:list-item>
              <text:list-item>
                <text:p>Ciele (vytvárané súbory)</text:p>
              </text:list-item>
              <text:list-item>
                <text:p>helloworld.c – zdroj</text:p>
              </text:list-item>
              <text:list-item>
                <text:p>helloworld.o – cieľ aj zdroj</text:p>
              </text:list-item>
              <text:list-item>
                <text:p>helloworld – cieľ</text:p>
              </text:list-item>
              <text:list-item>
                <text:p>target: source1 source2 source3 …</text:p>
              </text:list-item>
              <text:list-item>
                <text:p>Príkaz odsadený jedným tabulátor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dz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ke - premenné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Podobné shell premenným</text:p>
              </text:list-item>
              <text:list-item>
                <text:p>Priradenie: premenna=hodnota</text:p>
              </text:list-item>
              <text:list-item>
                <text:p>Použitie: $(premenna)</text:p>
              </text:list-item>
              <text:list-item>
                <text:p>Často používané premenné: CC, CXX, CFLAGS, LDFLAGS, ...</text:p>
              </text:list-item>
              <text:list-item>
                <text:p>Premenné sa správajú ako makrá</text:p>
              </text:list-item>
              <text:list-item>
                <text:p>Nezáleží na poradí, ale hodnota sa nedá meniť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dzie" presentation:presentation-page-layout-name="AL2T1">
        <draw:frame presentation:style-name="pr1" draw:layer="layout" svg:width="25.199cm" svg:height="3.506cm" svg:x="1.4cm" svg:y="0.837cm" presentation:class="title">
          <draw:text-box>
            <text:p>Make - wildcard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odobne ako v shell * funguje %</text:p>
              </text:list-item>
              <text:list-item>
                <text:p>Použitie napr: %.o: %.c</text:p>
              </text:list-item>
              <text:list-item>
                <text:p>Použitie v príkaze: $(CC) -c -o $@ $&lt;</text:p>
              </text:list-item>
              <text:list-item>
                <text:p>Alebo $(CC) -c -o $@ $^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dzie" presentation:presentation-page-layout-name="AL2T1">
        <draw:frame presentation:style-name="pr1" draw:layer="layout" svg:width="25.199cm" svg:height="3.506cm" svg:x="1.4cm" svg:y="0.837cm" presentation:class="title">
          <draw:text-box>
            <text:p>Make – paralelné spracovanie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a.o: a.c</text:p>
              </text:list-item>
              <text:list-item>
                <text:p>b.o: b.c</text:p>
              </text:list-item>
              <text:list-item>
                <text:p>vysledok: a.o b.o</text:p>
              </text:list-item>
              <text:list-item>
                <text:p>make -j POCET_JADIER</text:p>
              </text:list-item>
              <text:list-item>
                <text:p>make -j `grep -c '^processor' /proc/cpuinfo`</text:p>
              </text:list-item>
              <text:list-item>
                <text:p>export MAKEFLAGS='-j '`grep -c '^processor' /proc/cpuinfo`</text:p>
              </text:list-item>
              <text:list-item>
                <text:p>make -j 1 – vypnutie paralelného spravcovan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dzie" presentation:presentation-page-layout-name="AL2T1">
        <draw:frame presentation:style-name="pr1" draw:layer="layout" svg:width="25.199cm" svg:height="3.506cm" svg:x="1.4cm" svg:y="0.837cm" presentation:class="title">
          <draw:text-box>
            <text:p>Make - podmienky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feq ($(premenna),hodnota)</text:p>
              </text:list-item>
              <text:list-item>
                <text:p>Odsadené príkazy</text:p>
              </text:list-item>
              <text:list-item>
                <text:p>endif</text:p>
              </text:list-item>
              <text:list-item>
                <text:p>Využitie: multi OS kompilácia a pod.</text:p>
              </text:list-item>
              <text:list-item>
                <text:p>BUHEHE $rm -rf -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dzie" presentation:presentation-page-layout-name="AL2T1">
        <draw:frame presentation:style-name="pr1" draw:layer="layout" svg:width="25.199cm" svg:height="3.506cm" svg:x="1.4cm" svg:y="0.837cm" presentation:class="title">
          <draw:text-box>
            <text:p>Make – PHONY target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„Falošné“ ciele – napr. all, clean, install, …</text:p>
              </text:list-item>
              <text:list-item>
                <text:p>.PHONY: all clean install …</text:p>
              </text:list-item>
              <text:list-item>
                <text:p>Falošné ciele nevytvárajú súbory</text:p>
              </text:list-item>
              <text:list-item>
                <text:p>Horný cieľ je default</text:p>
              </text:list-item>
              <text:list-item>
                <text:p>Dobré mať default cieľ PHONY, nazvaný all, závisiaci na čom treb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dzie" presentation:presentation-page-layout-name="AL2T1">
        <draw:frame presentation:style-name="pr1" draw:layer="layout" svg:width="25.199cm" svg:height="3.506cm" svg:x="1.4cm" svg:y="0.837cm" presentation:class="title">
          <draw:text-box>
            <text:p>Autoconf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Vytváranie configure scriptov</text:p>
              </text:list-item>
              <text:list-item>
                <text:p>Nájdenie knižníc, hlavičkových súborov...</text:p>
              </text:list-item>
              <text:list-item>
                <text:p>Riešenie rôznych OS a platoriem</text:p>
              </text:list-item>
              <text:list-item>
                <text:p>Podmienená kompilácia s možnosťami vypnúť/zapnúť feature</text:p>
              </text:list-item>
              <text:list-item>
                <text:p>Ďalšie nastaven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dzie" presentation:presentation-page-layout-name="AL2T1">
        <draw:frame presentation:style-name="pr1" draw:layer="layout" svg:width="25.199cm" svg:height="3.506cm" svg:x="1.4cm" svg:y="0.837cm" presentation:class="title">
          <draw:text-box>
            <text:p>Autoconf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Vytvorenie zdrojov (config.h.in, Makefile.in, pomôže príkaz autoheader)</text:p>
              </text:list-item>
              <text:list-item>
                <text:p>Vytvorenie configure.ac (pomôže príkaz autoscan)</text:p>
              </text:list-item>
              <text:list-item>
                <text:p>Vytvorenie makier (aclocal)</text:p>
              </text:list-item>
              <text:list-item>
                <text:p>Vytvorenie ./configure – príkaz autoconf</text:p>
              </text:list-item>
              <text:list-item>
                <text:p>Konfigurácia: ./configure PARAMETRE</text:p>
              </text:list-item>
              <text:list-item>
                <text:p>Kompilácia: mak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dzie" presentation:presentation-page-layout-name="AL2T1">
        <draw:frame presentation:style-name="pr1" draw:layer="layout" svg:width="25.199cm" svg:height="3.506cm" svg:x="1.4cm" svg:y="0.837cm" presentation:class="title">
          <draw:text-box>
            <text:p>Autoconf - nahrádzanie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ubor.in -&gt; subor</text:p>
              </text:list-item>
              <text:list-item>
                <text:p>Najčastejšie Makefile</text:p>
              </text:list-item>
              <text:list-item>
                <text:p>@premenna@ bude nahradená hodnotou</text:p>
              </text:list-item>
              <text:list-item>
                <text:p>Niekedy treba definovať AC_SUBST()</text:p>
              </text:list-item>
              <text:list-item>
                <text:p>Treba definovať AC_CONFIG_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dzie" presentation:presentation-page-layout-name="AL2T1">
        <draw:frame presentation:style-name="pr1" draw:layer="layout" svg:width="25.199cm" svg:height="3.506cm" svg:x="1.4cm" svg:y="0.837cm" presentation:class="title">
          <draw:text-box>
            <text:p>Autoconf – cross kompilácia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Premenná host_alias obsahuje architektúru, OS, abi</text:p>
              </text:list-item>
              <text:list-item>
                <text:p>Podmienenkami treba otestovať a nastaviť správne premenné</text:p>
              </text:list-item>
              <text:list-item>
                <text:p>Pozor na koncovky bináriek, knižníc …</text:p>
              </text:list-item>
              <text:list-item>
                <text:p>-DMAKRO=hodnota</text:p>
              </text:list-item>
              <text:list-item>
                <text:p>#ifdef a pod</text:p>
              </text:list-item>
              <text:list-item>
                <text:p>--host=i686-linux-gnu --host=i686-w64-mingw3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k" fo:country="S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dzie-background" style:family="presentation">
      <style:graphic-properties draw:stroke="none" draw:fill="none"/>
      <style:text-properties style:letter-kerning="true"/>
    </style:style>
    <style:style style:name="Východz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dz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dzie-outline1" style:family="presentation">
      <style:graphic-properties draw:stroke="none" draw:fill="none" draw:auto-grow-height="false" draw:fit-to-size="shrink-to-fit">
        <text:list-style style:name="Východz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dzie-outline2" style:family="presentation" style:parent-style-name="Východzie-outline1">
      <style:paragraph-properties fo:margin-top="0cm" fo:margin-bottom="0.4cm"/>
      <style:text-properties fo:font-size="28pt" style:font-size-asian="28pt" style:font-size-complex="28pt"/>
    </style:style>
    <style:style style:name="Východzie-outline3" style:family="presentation" style:parent-style-name="Východzie-outline2">
      <style:paragraph-properties fo:margin-top="0cm" fo:margin-bottom="0.3cm"/>
      <style:text-properties fo:font-size="24pt" style:font-size-asian="24pt" style:font-size-complex="24pt"/>
    </style:style>
    <style:style style:name="Východzie-outline4" style:family="presentation" style:parent-style-name="Východzie-outline3">
      <style:paragraph-properties fo:margin-top="0cm" fo:margin-bottom="0.2cm"/>
      <style:text-properties fo:font-size="20pt" style:font-size-asian="20pt" style:font-size-complex="20pt"/>
    </style:style>
    <style:style style:name="Východzie-outline5" style:family="presentation" style:parent-style-name="Východzie-outline4">
      <style:paragraph-properties fo:margin-top="0cm" fo:margin-bottom="0.1cm"/>
      <style:text-properties fo:font-size="20pt" style:font-size-asian="20pt" style:font-size-complex="20pt"/>
    </style:style>
    <style:style style:name="Východzie-outline6" style:family="presentation" style:parent-style-name="Východzie-outline5">
      <style:paragraph-properties fo:margin-top="0cm" fo:margin-bottom="0.1cm"/>
      <style:text-properties fo:font-size="20pt" style:font-size-asian="20pt" style:font-size-complex="20pt"/>
    </style:style>
    <style:style style:name="Východzie-outline7" style:family="presentation" style:parent-style-name="Východzie-outline6">
      <style:paragraph-properties fo:margin-top="0cm" fo:margin-bottom="0.1cm"/>
      <style:text-properties fo:font-size="20pt" style:font-size-asian="20pt" style:font-size-complex="20pt"/>
    </style:style>
    <style:style style:name="Východzie-outline8" style:family="presentation" style:parent-style-name="Východzie-outline7">
      <style:paragraph-properties fo:margin-top="0cm" fo:margin-bottom="0.1cm"/>
      <style:text-properties fo:font-size="20pt" style:font-size-asian="20pt" style:font-size-complex="20pt"/>
    </style:style>
    <style:style style:name="Východzie-outline9" style:family="presentation" style:parent-style-name="Východzie-outline8">
      <style:paragraph-properties fo:margin-top="0cm" fo:margin-bottom="0.1cm"/>
      <style:text-properties fo:font-size="20pt" style:font-size-asian="20pt" style:font-size-complex="20pt"/>
    </style:style>
    <style:style style:name="Východzie-subtitle" style:family="presentation">
      <style:graphic-properties draw:stroke="none" draw:fill="none" draw:textarea-vertical-align="middle">
        <text:list-style style:name="Východz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dzie-title" style:family="presentation">
      <style:graphic-properties draw:stroke="none" draw:fill="none" draw:textarea-vertical-align="middle">
        <text:list-style style:name="Východz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dz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dz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dz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dzie" style:page-layout-name="PM1" draw:style-name="Mdp1">
      <draw:frame presentation:style-name="Východzie-title" draw:layer="backgroundobjects" svg:width="25.199cm" svg:height="3.506cm" svg:x="1.4cm" svg:y="0.837cm" presentation:class="title" presentation:placeholder="true">
        <draw:text-box/>
      </draw:frame>
      <draw:frame presentation:style-name="Východz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dzie-title" draw:layer="backgroundobjects" svg:width="14.848cm" svg:height="11.136cm" svg:x="3.075cm" svg:y="2.257cm" presentation:class="page"/>
        <draw:frame presentation:style-name="Východz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30T15:13:40</meta:creation-date>
    <dc:date>2013-10-30T21:02:33</dc:date>
    <meta:editing-duration>PT1H43M18S</meta:editing-duration>
    <meta:editing-cycles>3</meta:editing-cycles>
    <meta:generator>LibreOffice/3.5$Linux_X86_64 LibreOffice_project/350m1$Build-2</meta:generator>
    <meta:document-statistic meta:object-count="69"/>
  </office:meta>
</office:document-meta>
</file>